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PL_5f_20_5f_2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L_20_2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b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atches</text:p>
          </table:table-cell>
          <table:table-cell table:style-name="ce1" office:value-type="string" calcext:value-type="string">
            <text:p>Start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Go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Passes_Attempted</text:p>
          </table:table-cell>
          <table:table-cell table:style-name="ce1" office:value-type="string" calcext:value-type="string">
            <text:p>Perc_Passes_Completed</text:p>
          </table:table-cell>
          <table:table-cell table:style-name="ce1" office:value-type="string" calcext:value-type="string">
            <text:p>Penalty_Goals</text:p>
          </table:table-cell>
          <table:table-cell table:style-name="ce1" office:value-type="string" calcext:value-type="string">
            <text:p>Penalty_Attempted</text:p>
          </table:table-cell>
          <table:table-cell table:style-name="ce1" office:value-type="string" calcext:value-type="string">
            <text:p>xG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Yellow_Cards</text:p>
          </table:table-cell>
          <table:table-cell table:style-name="ce1" office:value-type="string" calcext:value-type="string">
            <text:p>Red_Cards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Mount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1" calcext:value-type="float">
            <text:p>1881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ouard Mend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5" calcext:value-type="float">
            <text:p>27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 Wern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Chilwell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ece James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sar Azpilicuet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8" calcext:value-type="float">
            <text:p>21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'Golo Kanté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46" calcext:value-type="float">
            <text:p>2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ginh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9" calcext:value-type="float">
            <text:p>1739</text:p>
          </table:table-cell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Silv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93.5" calcext:value-type="float">
            <text:p>9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urt Zoum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91.9" calcext:value-type="float">
            <text:p>9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o Kovačić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5" calcext:value-type="float">
            <text:p>18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io Rüdige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6" calcext:value-type="float">
            <text:p>1476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Pulisic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i Havertz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86.1" calcext:value-type="float">
            <text:p>86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as Christensen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92.8" calcext:value-type="float">
            <text:p>9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kim Ziyech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mmy Abraham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68.3" calcext:value-type="float">
            <text:p>6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os Alons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Hudson-Odo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82.2" calcext:value-type="float">
            <text:p>8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ier Giroud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pa Arrizabalaga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Gilmour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Caballero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.3" calcext:value-type="float">
            <text:p>9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erson Palmie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kayo Tomori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3.1" calcext:value-type="float">
            <text:p>93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e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Dia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43" calcext:value-type="float">
            <text:p>2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1" calcext:value-type="float">
            <text:p>2671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8" calcext:value-type="float">
            <text:p>274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728" calcext:value-type="float">
            <text:p>2728</text:p>
          </table:table-cell>
          <table:table-cell table:style-name="ce1" office:value-type="float" office:value="91.5" calcext:value-type="float">
            <text:p>91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heem Sterling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6" calcext:value-type="float">
            <text:p>25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85.4" calcext:value-type="float">
            <text:p>8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Cancel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94" calcext:value-type="float">
            <text:p>2094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 Silv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İlkay Gündoğa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De Bruyn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yad Mahrez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Jesu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63" calcext:value-type="float">
            <text:p>20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6" calcext:value-type="float">
            <text:p>194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89.4" calcext:value-type="float">
            <text:p>8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Ston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33" calcext:value-type="float">
            <text:p>19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94.3" calcext:value-type="float">
            <text:p>9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Fod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eksandr Zinchenk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78" calcext:value-type="float">
            <text:p>14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rán Torres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meric Laporte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4" calcext:value-type="float">
            <text:p>1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inh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jamin Mendy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81.7" calcext:value-type="float">
            <text:p>81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Aké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Agüero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84.1" calcext:value-type="float">
            <text:p>8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García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3" calcext:value-type="float">
            <text:p>3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93.6" calcext:value-type="float">
            <text:p>9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Carso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3.8" calcext:value-type="float">
            <text:p>93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Zack Steffen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Delap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uno Fernand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99" calcext:value-type="float">
            <text:p>30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74.6" calcext:value-type="float">
            <text:p>7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Wan-Bissak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65" calcext:value-type="float">
            <text:p>206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Magu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47" calcext:value-type="float">
            <text:p>30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9" calcext:value-type="float">
            <text:p>21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us Rashfor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Shaw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.6" calcext:value-type="float">
            <text:p>8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tor Lindelöf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85" calcext:value-type="float">
            <text:p>25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de Ge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295" calcext:value-type="float">
            <text:p>22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7.1" calcext:value-type="float">
            <text:p>77.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McTomina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29" calcext:value-type="float">
            <text:p>21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87.3" calcext:value-type="float">
            <text:p>8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Pogb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" calcext:value-type="float">
            <text:p>189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Greenwood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Martial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inson Cavan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 Henderson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manja Matić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06" calcext:value-type="float">
            <text:p>1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90.5" calcext:value-type="float">
            <text:p>9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am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Bailly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16" calcext:value-type="float">
            <text:p>9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90.3" calcext:value-type="float">
            <text:p>9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Telle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uan Mat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nny van de Beek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xel Tuanzeb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89.7" calcext:value-type="float">
            <text:p>89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don Williams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mad Dial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Elanga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Fosu-Mensa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ola Shoretire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dion Ighalo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nnibal Mejbri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Thomas Fish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w Robert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83" calcext:value-type="float">
            <text:p>33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14" calcext:value-type="float">
            <text:p>3214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Salah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78" calcext:value-type="float">
            <text:p>307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ent Alexander-Arnold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31" calcext:value-type="float">
            <text:p>30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75.3" calcext:value-type="float">
            <text:p>7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inio Wijnaldum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41" calcext:value-type="float">
            <text:p>29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s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o Fir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38" calcext:value-type="float">
            <text:p>28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dio Mané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nh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67" calcext:value-type="float">
            <text:p>25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91.1" calcext:value-type="float">
            <text:p>9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iago Alcántar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54" calcext:value-type="float">
            <text:p>1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4" calcext:value-type="float">
            <text:p>1674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Henderso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04" calcext:value-type="float">
            <text:p>17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Phillip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urtis Jone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79" calcext:value-type="float">
            <text:p>1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ogo Jo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iln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3" calcext:value-type="float">
            <text:p>913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zan Kaba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01" calcext:value-type="float">
            <text:p>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90.6" calcext:value-type="float">
            <text:p>9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Matip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88.4" calcext:value-type="float">
            <text:p>8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by Keïta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Gomez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90.2" calcext:value-type="float">
            <text:p>90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herdan Shaqir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rgil van Dijk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riá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co William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79.9" calcext:value-type="float">
            <text:p>7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Oxlade-Chamberlain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" calcext:value-type="float">
            <text:p>2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vock Origi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oimhín Kelleher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.3" calcext:value-type="float">
            <text:p>82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stas Tsimikas</text:p>
          </table:table-cell>
          <table:table-cell table:style-name="ce1" office:value-type="string" calcext:value-type="string">
            <text:p>Liverpool FC</text:p>
          </table:table-cell>
          <table:table-cell table:style-name="ce1" office:value-type="string" calcext:value-type="string">
            <text:p>GR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sper Schmeichel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ouri Tielem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57" calcext:value-type="float">
            <text:p>33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Var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6.4" calcext:value-type="float">
            <text:p>66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Evan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73" calcext:value-type="float">
            <text:p>247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87.5" calcext:value-type="float">
            <text:p>8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othy Castagne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2" calcext:value-type="float">
            <text:p>1512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Fofan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62" calcext:value-type="float">
            <text:p>22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88.2" calcext:value-type="float">
            <text:p>8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ed Ndid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addis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16" calcext:value-type="float">
            <text:p>1116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Justi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48" calcext:value-type="float">
            <text:p>1248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vey Barn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Çağlar Söyüncü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c Albrighto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6" calcext:value-type="float">
            <text:p>17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lechi Iheanacho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79.8" calcext:value-type="float">
            <text:p>79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mpalys Mend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59" calcext:value-type="float">
            <text:p>14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91.4" calcext:value-type="float">
            <text:p>9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yoze Pérez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76.6" calcext:value-type="float">
            <text:p>76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Thoma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ardo Pereir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nis Praet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18" calcext:value-type="float">
            <text:p>7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Amarte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Fuch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81.2" calcext:value-type="float">
            <text:p>8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mza Choudhur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giz Ünder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idnei Tavares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3.1" calcext:value-type="float">
            <text:p>7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lam Slimani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marai Gray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 Morgan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hanya Leshabela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áš Souček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9" calcext:value-type="float">
            <text:p>34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9" calcext:value-type="float">
            <text:p>1539</text:p>
          </table:table-cell>
          <table:table-cell table:style-name="ce1" office:value-type="float" office:value="76.9" calcext:value-type="float">
            <text:p>7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resswel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Łukasz Fabiańsk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ladimír Coufal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54" calcext:value-type="float">
            <text:p>3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2" calcext:value-type="float">
            <text:p>1692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clan Ric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79" calcext:value-type="float">
            <text:p>28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86.2" calcext:value-type="float">
            <text:p>8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Fornal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72" calcext:value-type="float">
            <text:p>25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rrod Bowe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gelo Ogbon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il Antoni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6.5" calcext:value-type="float">
            <text:p>6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aig Daw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2.5" calcext:value-type="float">
            <text:p>8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sse Lingard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sa Diop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ïd Benrahm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án Balbuena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rthur Masuaku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bastien Haller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k Noble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ederick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9" calcext:value-type="float">
            <text:p>5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nuel Lanzini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John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ren Randolph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.5" calcext:value-type="float">
            <text:p>54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iy Yarmolenko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lipe Anderson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 Højbjerg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87" calcext:value-type="float">
            <text:p>2687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ugo Llori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n Heung-mi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14" calcext:value-type="float">
            <text:p>31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99" calcext:value-type="float">
            <text:p>1199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Kan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70.1" calcext:value-type="float">
            <text:p>70.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c D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nguy Ndombe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io Reguiló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4" calcext:value-type="float">
            <text:p>2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93" calcext:value-type="float">
            <text:p>1393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by Alderweireld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rge Aurier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05" calcext:value-type="float">
            <text:p>16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nson Sánchez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6" calcext:value-type="float">
            <text:p>14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Sissok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5" calcext:value-type="float">
            <text:p>15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Mour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4.7" calcext:value-type="float">
            <text:p>7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Davie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6" calcext:value-type="float">
            <text:p>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Doherty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Bergwij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8" calcext:value-type="float">
            <text:p>1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iovani Lo Celso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eth Bale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6" calcext:value-type="float">
            <text:p>6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y Wink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Rodon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8.8" calcext:value-type="float">
            <text:p>88.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le Alli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phet Tangang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87" calcext:value-type="float">
            <text:p>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Érik Lamela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los Vinícius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.8" calcext:value-type="float">
            <text:p>5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e Scarlett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d Leno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31" calcext:value-type="float">
            <text:p>31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ukayo S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5" calcext:value-type="float">
            <text:p>115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nit Xhaka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22" calcext:value-type="float">
            <text:p>25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4" calcext:value-type="float">
            <text:p>2164</text:p>
          </table:table-cell>
          <table:table-cell table:style-name="ce1" office:value-type="float" office:value="89.9" calcext:value-type="float">
            <text:p>89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 Holdi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58" calcext:value-type="float">
            <text:p>25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float" office:value="89.3" calcext:value-type="float">
            <text:p>8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erre-Emerick Aubameyang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32" calcext:value-type="float">
            <text:p>2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Tiern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ctor Bellerí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89" calcext:value-type="float">
            <text:p>20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2.9" calcext:value-type="float">
            <text:p>8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briel Dos Sant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Lacazett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omas Parte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86.9" calcext:value-type="float">
            <text:p>86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e Smith-Rowe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 Ceballo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86" calcext:value-type="float">
            <text:p>1286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ed Elneny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93.4" calcext:value-type="float">
            <text:p>9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Luiz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96" calcext:value-type="float">
            <text:p>1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83.6" calcext:value-type="float">
            <text:p>83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olas Pépé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16" calcext:value-type="float">
            <text:p>16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float" office:value="75.7" calcext:value-type="float">
            <text:p>75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Marí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90.7" calcext:value-type="float">
            <text:p>90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Ødegaard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um Chamber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édric Soar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ell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ddie Nketiah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92.5" calcext:value-type="float">
            <text:p>92.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d Kolašinac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iss Nel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.7" calcext:value-type="float">
            <text:p>5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kodran Mustafi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nar Alex Rúnarsson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3.6" calcext:value-type="float">
            <text:p>63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Dalla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2" calcext:value-type="float">
            <text:p>2212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e Ayling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399" calcext:value-type="float">
            <text:p>3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61" calcext:value-type="float">
            <text:p>2661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Bamford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lan Mesli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150" calcext:value-type="float">
            <text:p>3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Harris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47" calcext:value-type="float">
            <text:p>284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.8" calcext:value-type="float">
            <text:p>6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gjan Aliosk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61" calcext:value-type="float">
            <text:p>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80.1" calcext:value-type="float">
            <text:p>8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lvin Phillip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eusz Kli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phael Dias Bellol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iam Cooper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5" calcext:value-type="float">
            <text:p>1555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Struijk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9" calcext:value-type="float">
            <text:p>1259</text:p>
          </table:table-cell>
          <table:table-cell table:style-name="ce1" office:value-type="float" office:value="87.1" calcext:value-type="float">
            <text:p>87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ler Robert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drigo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iego Llorente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04" calcext:value-type="float">
            <text:p>12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85.4" calcext:value-type="float">
            <text:p>8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élder Cost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56" calcext:value-type="float">
            <text:p>115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Koch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2" calcext:value-type="float">
            <text:p>11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85.6" calcext:value-type="float">
            <text:p>85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ie Shackleton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88.3" calcext:value-type="float">
            <text:p>88.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blo Hernández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74.2" calcext:value-type="float">
            <text:p>74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ko Casill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etano Berardi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an Carlo Poveda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5" calcext:value-type="float">
            <text:p>3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all Huggin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if Davis</text:p>
          </table:table-cell>
          <table:table-cell table:style-name="ce1" office:value-type="string" calcext:value-type="string">
            <text:p>Leeds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.2" calcext:value-type="float">
            <text:p>84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Kea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5" calcext:value-type="float">
            <text:p>1835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icharli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61" calcext:value-type="float">
            <text:p>28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minic Calvert-Lew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71" calcext:value-type="float">
            <text:p>28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Pickfo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742" calcext:value-type="float">
            <text:p>27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66.1" calcext:value-type="float">
            <text:p>66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cas Dign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Godfre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85" calcext:value-type="float">
            <text:p>26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doulaye Doucouré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son Holgate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87" calcext:value-type="float">
            <text:p>22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ylfi Sigurðss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79.1" calcext:value-type="float">
            <text:p>79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85.8" calcext:value-type="float">
            <text:p>8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erry Min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Rodríguez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4" calcext:value-type="float">
            <text:p>17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éamus Colem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é Gom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Iwobi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Davies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3.8" calcext:value-type="float">
            <text:p>8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in Olse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71.4" calcext:value-type="float">
            <text:p>71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Delph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hony Gordo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els Nkounkou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e Kenny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ua King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0.8" calcext:value-type="float">
            <text:p>7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enk Tosu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Virgínia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.9" calcext:value-type="float">
            <text:p>52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ise Kea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Gbamin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Broadhead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iano Martíne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65.6" calcext:value-type="float">
            <text:p>65.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Target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04" calcext:value-type="float">
            <text:p>3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7" calcext:value-type="float">
            <text:p>214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McGin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lie Watkin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8" calcext:value-type="float">
            <text:p>33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72.8" calcext:value-type="float">
            <text:p>7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one Ming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4" calcext:value-type="float">
            <text:p>31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zri Kons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ouglas Luiz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81" calcext:value-type="float">
            <text:p>2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trand Traoré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y Ca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Grealish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85" calcext:value-type="float">
            <text:p>218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ss Barkl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war El Ghazi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70.5" calcext:value-type="float">
            <text:p>70.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rézéguet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69.5" calcext:value-type="float">
            <text:p>6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velous Nakamb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9" calcext:value-type="float">
            <text:p>7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Elmohamad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ortney Haus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Ramsey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85.5" calcext:value-type="float">
            <text:p>85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Sanson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4" calcext:value-type="float">
            <text:p>2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5.8" calcext:value-type="float">
            <text:p>75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Hourihan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5" calcext:value-type="float">
            <text:p>2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inan Davi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.4" calcext:value-type="float">
            <text:p>7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rney Chukwuemeka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2.5" calcext:value-type="float">
            <text:p>6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esley Moraes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il Taylor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den Philogene Bidace</text:p>
          </table:table-cell>
          <table:table-cell table:style-name="ce1" office:value-type="string" calcext:value-type="string">
            <text:p>Aston Villa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jo Shelve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7" calcext:value-type="float">
            <text:p>26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7" calcext:value-type="float">
            <text:p>1417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guel Almiró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81.1" calcext:value-type="float">
            <text:p>81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 Darlow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50" calcext:value-type="float">
            <text:p>2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50.1" calcext:value-type="float">
            <text:p>50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derico Fernández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079" calcext:value-type="float">
            <text:p>20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80.2" calcext:value-type="float">
            <text:p>8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Wil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4" calcext:value-type="float">
            <text:p>20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69.7" calcext:value-type="float">
            <text:p>69.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int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3.9" calcext:value-type="float">
            <text:p>73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saac Hayde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2" calcext:value-type="float">
            <text:p>19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iaran Clar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l Lewi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7" calcext:value-type="float">
            <text:p>18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76.2" calcext:value-type="float">
            <text:p>76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aal Lascelles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Saint-Maxim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ob Murphy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26" calcext:value-type="float">
            <text:p>16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8.4" calcext:value-type="float">
            <text:p>68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 Hendri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an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Ritchi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mil Krafth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2.5" calcext:value-type="float">
            <text:p>72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ul Dummett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an Schä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Dúbravka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Willock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vier Manquillo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Fraser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Andre Yedli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6" calcext:value-type="float">
            <text:p>4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64.5" calcext:value-type="float">
            <text:p>6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Gayle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4" calcext:value-type="float">
            <text:p>5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79.8" calcext:value-type="float">
            <text:p>7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y Carroll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3.1" calcext:value-type="float">
            <text:p>6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ngstaff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7" calcext:value-type="float">
            <text:p>3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79.1" calcext:value-type="float">
            <text:p>79.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lliot Anderson</text:p>
          </table:table-cell>
          <table:table-cell table:style-name="ce1" office:value-type="string" calcext:value-type="string">
            <text:p>Newcastle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i Patríci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29" calcext:value-type="float">
            <text:p>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Coa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03" calcext:value-type="float">
            <text:p>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9" calcext:value-type="float">
            <text:p>1789</text:p>
          </table:table-cell>
          <table:table-cell table:style-name="ce1" office:value-type="float" office:value="88.1" calcext:value-type="float">
            <text:p>8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élson Semed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983" calcext:value-type="float">
            <text:p>29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92" calcext:value-type="float">
            <text:p>1892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Neve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dro Net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a Traor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49" calcext:value-type="float">
            <text:p>264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65.9" calcext:value-type="float">
            <text:p>6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ão Moutinh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28" calcext:value-type="float">
            <text:p>25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17" calcext:value-type="float">
            <text:p>1817</text:p>
          </table:table-cell>
          <table:table-cell table:style-name="ce1" office:value-type="float" office:value="84.8" calcext:value-type="float">
            <text:p>8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er Dendonck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3" calcext:value-type="float">
            <text:p>2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87.9" calcext:value-type="float">
            <text:p>8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 Saïss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Podenc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75.2" calcext:value-type="float">
            <text:p>7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y Bol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879" calcext:value-type="float">
            <text:p>187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yan Aït Nouri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04" calcext:value-type="float">
            <text:p>14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Kilman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n José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ábio Silv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69" calcext:value-type="float">
            <text:p>13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aúl Jiménez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rnando Marçal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nny Castro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95" calcext:value-type="float">
            <text:p>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-Jana Hoeve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tinha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rgan Gibbs-Whit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80.9" calcext:value-type="float">
            <text:p>8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wen Otasowi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úben Vinagr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83.7" calcext:value-type="float">
            <text:p>83.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Ruddy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.2" calcext:value-type="float">
            <text:p>79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Cutrone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skar Buur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Corbeanu</text:p>
          </table:table-cell>
          <table:table-cell table:style-name="ce1" office:value-type="string" calcext:value-type="string">
            <text:p>Wolverhampton Wanderers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Vicente Guai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.4" calcext:value-type="float">
            <text:p>55.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ikhou Kouyaté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21" calcext:value-type="float">
            <text:p>31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78.8" calcext:value-type="float">
            <text:p>7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fried Zah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12" calcext:value-type="float">
            <text:p>26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berechi Ez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59" calcext:value-type="float">
            <text:p>25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58" calcext:value-type="float">
            <text:p>1158</text:p>
          </table:table-cell>
          <table:table-cell table:style-name="ce1" office:value-type="float" office:value="79.3" calcext:value-type="float">
            <text:p>7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uka Milivojević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59" calcext:value-type="float">
            <text:p>23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81.1" calcext:value-type="float">
            <text:p>81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os Townse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8" calcext:value-type="float">
            <text:p>2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67.9" calcext:value-type="float">
            <text:p>6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War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56" calcext:value-type="float">
            <text:p>2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1" office:value-type="float" office:value="72.7" calcext:value-type="float">
            <text:p>72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rdan Ayew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96" calcext:value-type="float">
            <text:p>2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tian Bentek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63.8" calcext:value-type="float">
            <text:p>6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ary Cahi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trick van Aanholt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7" calcext:value-type="float">
            <text:p>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ïro Riedewal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ick Mitchell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710" calcext:value-type="float">
            <text:p>17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Arthur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66" calcext:value-type="float">
            <text:p>1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81.5" calcext:value-type="float">
            <text:p>81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ffrey Schlupp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MF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cott Dann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84.1" calcext:value-type="float">
            <text:p>8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iel Clyne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McCarth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1" calcext:value-type="float">
            <text:p>8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77.2" calcext:value-type="float">
            <text:p>77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y Batshuayi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omkins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madou Sakho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7.8" calcext:value-type="float">
            <text:p>8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ean-Philippe Mateta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.8" calcext:value-type="float">
            <text:p>60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Butland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.6" calcext:value-type="float">
            <text:p>28.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tin Kelly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Ward-Prows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19" calcext:value-type="float">
            <text:p>2619</text:p>
          </table:table-cell>
          <table:table-cell table:style-name="ce1" office:value-type="float" office:value="80.8" calcext:value-type="float">
            <text:p>80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 Bednarek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00" calcext:value-type="float">
            <text:p>3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uart Armstr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64" calcext:value-type="float">
            <text:p>27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79.7" calcext:value-type="float">
            <text:p>79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 McCarth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float" office:value="64.3" calcext:value-type="float">
            <text:p>64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e Adam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67" calcext:value-type="float">
            <text:p>26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Walker-Peter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645" calcext:value-type="float">
            <text:p>2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80.3" calcext:value-type="float">
            <text:p>8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yan Bertra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8" calcext:value-type="float">
            <text:p>2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76.8" calcext:value-type="float">
            <text:p>76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nnik Vestergaar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84.3" calcext:value-type="float">
            <text:p>8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Ing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73" calcext:value-type="float">
            <text:p>21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66.3" calcext:value-type="float">
            <text:p>66.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iol Rome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63" calcext:value-type="float">
            <text:p>176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heo Walcot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8" calcext:value-type="float">
            <text:p>16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Redmond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8" calcext:value-type="float">
            <text:p>17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Stephe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37" calcext:value-type="float">
            <text:p>15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ussa Djenep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73.8" calcext:value-type="float">
            <text:p>73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brahima Diall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kumi Minamino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72.4" calcext:value-type="float">
            <text:p>7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ohammed Salis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82.4" calcext:value-type="float">
            <text:p>82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raser Forster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20" calcext:value-type="float">
            <text:p>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56.2" calcext:value-type="float">
            <text:p>56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athan Tella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5" calcext:value-type="float">
            <text:p>7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3.3" calcext:value-type="float">
            <text:p>73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iam Smallbone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" calcext:value-type="float">
            <text:p>1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2.1" calcext:value-type="float">
            <text:p>82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hane Long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.4" calcext:value-type="float">
            <text:p>6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an Valer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.8" calcext:value-type="float">
            <text:p>8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yne Ramsey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9.2" calcext:value-type="float">
            <text:p>69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Vokin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.9" calcext:value-type="float">
            <text:p>90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andre Jankewitz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Nlundulu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.7" calcext:value-type="float">
            <text:p>6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Obafemi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6.7" calcext:value-type="float">
            <text:p>86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eb Watts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.5" calcext:value-type="float">
            <text:p>61.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lan Tchaptchet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Whi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91" calcext:value-type="float">
            <text:p>3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66" calcext:value-type="float">
            <text:p>1766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Yves Bissoum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11" calcext:value-type="float">
            <text:p>3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87.2" calcext:value-type="float">
            <text:p>87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Dun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1" calcext:value-type="float">
            <text:p>215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andro Trossard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07" calcext:value-type="float">
            <text:p>260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Web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al Maupa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12" calcext:value-type="float">
            <text:p>2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ascal Groß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84" calcext:value-type="float">
            <text:p>24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69" calcext:value-type="float">
            <text:p>1669</text:p>
          </table:table-cell>
          <table:table-cell table:style-name="ce1" office:value-type="float" office:value="75.5" calcext:value-type="float">
            <text:p>7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ánchez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2430" calcext:value-type="float">
            <text:p>24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float" office:value="71.6" calcext:value-type="float">
            <text:p>71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ël Veltm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81" calcext:value-type="float">
            <text:p>22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77.3" calcext:value-type="float">
            <text:p>77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 Bur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76.7" calcext:value-type="float">
            <text:p>76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lly Marc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69.8" calcext:value-type="float">
            <text:p>6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ny Welbeck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am Lallan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96" calcext:value-type="float">
            <text:p>159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float" office:value="84.7" calcext:value-type="float">
            <text:p>84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xis Mac Allist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MF,FW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w Ryan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990" calcext:value-type="float">
            <text:p>9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78.7" calcext:value-type="float">
            <text:p>78.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ariq Lampte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886" calcext:value-type="float">
            <text:p>88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teven Alzate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89.5" calcext:value-type="float">
            <text:p>8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Connoll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78.2" calcext:value-type="float">
            <text:p>78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ub Mod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7" calcext:value-type="float">
            <text:p>6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74.6" calcext:value-type="float">
            <text:p>7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ireza Jahanbakhsh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y Pröpper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rna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1.3" calcext:value-type="float">
            <text:p>7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ercy Tau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5.9" calcext:value-type="float">
            <text:p>75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i Zeqiri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1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.5" calcext:value-type="float">
            <text:p>46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é Izquierdo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8.9" calcext:value-type="float">
            <text:p>8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a Khadra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son Molumby</text:p>
          </table:table-cell>
          <table:table-cell table:style-name="ce1" office:value-type="string" calcext:value-type="string">
            <text:p>Bright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West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10" calcext:value-type="float">
            <text:p>34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73.7" calcext:value-type="float">
            <text:p>73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mes Tarkowski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wight McNei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69" calcext:value-type="float">
            <text:p>30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6" calcext:value-type="float">
            <text:p>1336</text:p>
          </table:table-cell>
          <table:table-cell table:style-name="ce1" office:value-type="float" office:value="68.9" calcext:value-type="float">
            <text:p>6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hew Lowt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60" calcext:value-type="float">
            <text:p>30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68.8" calcext:value-type="float">
            <text:p>68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ick Pop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880" calcext:value-type="float">
            <text:p>28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50.7" calcext:value-type="float">
            <text:p>50.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rownhi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13" calcext:value-type="float">
            <text:p>28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7" calcext:value-type="float">
            <text:p>1187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Wood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41" calcext:value-type="float">
            <text:p>27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66.9" calcext:value-type="float">
            <text:p>66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Me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693" calcext:value-type="float">
            <text:p>2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75.1" calcext:value-type="float">
            <text:p>7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Taylor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6" calcext:value-type="float">
            <text:p>2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óhann Berg Guðmunds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75.4" calcext:value-type="float">
            <text:p>75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ěj Vydra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FW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Cork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50" calcext:value-type="float">
            <text:p>13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82.6" calcext:value-type="float">
            <text:p>8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shley Barne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63.5" calcext:value-type="float">
            <text:p>63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rik Pieter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74.8" calcext:value-type="float">
            <text:p>74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 Rodriguez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bie Brad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52" calcext:value-type="float">
            <text:p>10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67.7" calcext:value-type="float">
            <text:p>6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vin Long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37" calcext:value-type="float">
            <text:p>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ailey Peacock-Farrell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.3" calcext:value-type="float">
            <text:p>51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Bardsley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0.3" calcext:value-type="float">
            <text:p>7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immy Dunne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le Stephen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1" calcext:value-type="float">
            <text:p>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Ben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4" calcext:value-type="float">
            <text:p>2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Will Norris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l Mumbongo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3.3" calcext:value-type="float">
            <text:p>83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wis Richardson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phonse Areol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240" calcext:value-type="float">
            <text:p>32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73.6" calcext:value-type="float">
            <text:p>73.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sin Adarabioy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2953" calcext:value-type="float">
            <text:p>29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87.4" calcext:value-type="float">
            <text:p>87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demola Lookm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47" calcext:value-type="float">
            <text:p>27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office:value-type="float" office:value="75.3" calcext:value-type="float">
            <text:p>75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a A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664" calcext:value-type="float">
            <text:p>266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float" office:value="77.7" calcext:value-type="float">
            <text:p>77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achim Anderse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30" calcext:value-type="float">
            <text:p>27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83.4" calcext:value-type="float">
            <text:p>83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dre-Frank Zambo Anguiss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87" calcext:value-type="float">
            <text:p>25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84.9" calcext:value-type="float">
            <text:p>8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obby Rei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72" calcext:value-type="float">
            <text:p>237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float" office:value="74.1" calcext:value-type="float">
            <text:p>74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van Cavaleir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72" calcext:value-type="float">
            <text:p>24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rrison Ree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47" calcext:value-type="float">
            <text:p>2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6.4" calcext:value-type="float">
            <text:p>8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onee Robinso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62" calcext:value-type="float">
            <text:p>2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72.6" calcext:value-type="float">
            <text:p>72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uben Loftus-Chee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9" calcext:value-type="float">
            <text:p>1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3.1" calcext:value-type="float">
            <text:p>83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io Lemin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03" calcext:value-type="float">
            <text:p>17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5.3" calcext:value-type="float">
            <text:p>8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nny Tete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leksandar Mitrović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Maj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87.7" calcext:value-type="float">
            <text:p>87.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om Cairney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9" calcext:value-type="float">
            <text:p>75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88.7" calcext:value-type="float">
            <text:p>88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e Bryan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.2" calcext:value-type="float">
            <text:p>70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im Ream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91.2" calcext:value-type="float">
            <text:p>9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sh Onomah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89.8" calcext:value-type="float">
            <text:p>89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enis Odoi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82.7" calcext:value-type="float">
            <text:p>82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ichael Hector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3" calcext:value-type="float">
            <text:p>2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4" calcext:value-type="float">
            <text:p>79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abio Carvalh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oubakar Kamara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FW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5" calcext:value-type="float">
            <text:p>3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1.9" calcext:value-type="float">
            <text:p>71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ek Rodák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0.4" calcext:value-type="float">
            <text:p>80.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ime Le Marchand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5.1" calcext:value-type="float">
            <text:p>95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Neeskens Keban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.6" calcext:value-type="float">
            <text:p>78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rence Kongolo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NE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4.9" calcext:value-type="float">
            <text:p>94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yrese Francois</text:p>
          </table:table-cell>
          <table:table-cell table:style-name="ce1" office:value-type="string" calcext:value-type="string">
            <text:p>Fulham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3.3" calcext:value-type="float">
            <text:p>93.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Johnsto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float" office:value="49.9" calcext:value-type="float">
            <text:p>49.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nell Furlong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32" calcext:value-type="float">
            <text:p>2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7" calcext:value-type="float">
            <text:p>1177</text:p>
          </table:table-cell>
          <table:table-cell table:style-name="ce1" office:value-type="float" office:value="59.5" calcext:value-type="float">
            <text:p>59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mi Ajay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heus Pereir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77" calcext:value-type="float">
            <text:p>25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71.8" calcext:value-type="float">
            <text:p>71.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Bartley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84" calcext:value-type="float">
            <text:p>25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Gallagh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31" calcext:value-type="float">
            <text:p>253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77.8" calcext:value-type="float">
            <text:p>77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onor Townsen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34" calcext:value-type="float">
            <text:p>2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74.9" calcext:value-type="float">
            <text:p>74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ra O'She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02" calcext:value-type="float">
            <text:p>2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tt Phillip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8" calcext:value-type="float">
            <text:p>18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allum Robins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.9" calcext:value-type="float">
            <text:p>70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maine Sawyer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87" calcext:value-type="float">
            <text:p>1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kay Yokuşl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83.2" calcext:value-type="float">
            <text:p>8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ke Livermor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42" calcext:value-type="float">
            <text:p>1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74.3" calcext:value-type="float">
            <text:p>74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rady Diangana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insley Maitland-Nile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30" calcext:value-type="float">
            <text:p>12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76.4" calcext:value-type="float">
            <text:p>76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baye Diagne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70.4" calcext:value-type="float">
            <text:p>70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rlan Grant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27" calcext:value-type="float">
            <text:p>1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3.2" calcext:value-type="float">
            <text:p>73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ieran Gibb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09" calcext:value-type="float">
            <text:p>8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72.2" calcext:value-type="float">
            <text:p>72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ranislav Iva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85.2" calcext:value-type="float">
            <text:p>85.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bert Snodgras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78.9" calcext:value-type="float">
            <text:p>78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ilip Krovinović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CR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6" calcext:value-type="float">
            <text:p>5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84.4" calcext:value-type="float">
            <text:p>8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ee Pelti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9" calcext:value-type="float">
            <text:p>2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3.2" calcext:value-type="float">
            <text:p>63.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Hal Robson-Kanu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amil Grosick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.3" calcext:value-type="float">
            <text:p>65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yle Edwards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FW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5.7" calcext:value-type="float">
            <text:p>85.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Butto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.2" calcext:value-type="float">
            <text:p>43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hmed Hegazi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.2" calcext:value-type="float">
            <text:p>71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arlie Austin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3.5" calcext:value-type="float">
            <text:p>73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m Field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.2" calcext:value-type="float">
            <text:p>65.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keem Harper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1.3" calcext:value-type="float">
            <text:p>81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2" calcext:value-type="float">
            <text:p>0.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aron Ramsda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3420" calcext:value-type="float">
            <text:p>34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49.1" calcext:value-type="float">
            <text:p>49.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eorge Baldo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2787" calcext:value-type="float">
            <text:p>2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78.5" calcext:value-type="float">
            <text:p>78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hris Bash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3" calcext:value-type="float">
            <text:p>0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nda Stevens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77.5" calcext:value-type="float">
            <text:p>77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Eg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29" calcext:value-type="float">
            <text:p>26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float" office:value="84.6" calcext:value-type="float">
            <text:p>84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Fle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12" calcext:value-type="float">
            <text:p>1212</text:p>
          </table:table-cell>
          <table:table-cell table:style-name="ce1" office:value-type="float" office:value="78.1" calcext:value-type="float">
            <text:p>78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vid McGoldrick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97" calcext:value-type="float">
            <text:p>23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74.5" calcext:value-type="float">
            <text:p>7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Norwoo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I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79.6" calcext:value-type="float">
            <text:p>79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Ethan Ampadu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DF,M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89" calcext:value-type="float">
            <text:p>20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80.5" calcext:value-type="float">
            <text:p>8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ohn Lundstram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en Osbor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MF,D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Burk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9" calcext:value-type="float">
            <text:p>12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ander Berg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81.9" calcext:value-type="float">
            <text:p>81.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liver McBurni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SCO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62.9" calcext:value-type="float">
            <text:p>6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hian Brewster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69.3" calcext:value-type="float">
            <text:p>69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yden Bogl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78.3" calcext:value-type="float">
            <text:p>78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Kean Brya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2.9" calcext:value-type="float">
            <text:p>72.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Robin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80.6" calcext:value-type="float">
            <text:p>8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illy Sharp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9.9" calcext:value-type="float">
            <text:p>69.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x Low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hil Jagielka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6.3" calcext:value-type="float">
            <text:p>76.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Daniel Jebbison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0.6" calcext:value-type="float">
            <text:p>70.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Lys Mousset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W,MF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Jack O'Connell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7.9" calcext:value-type="float">
            <text:p>77.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liman Ndiaye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ntwoine Hackford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,F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Femi Seriki</text:p>
          </table:table-cell>
          <table:table-cell table:style-name="ce1" office:value-type="string" calcext:value-type="string">
            <text:p>Sheffield United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1048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L_5f_20_5f_21" style:display-name="PageStyle_EPL_20_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94" meta:object-count="0"/>
    <meta:generator>LibreOfficeDev/6.0.5.2$Linux_X86_64 LibreOffice_project/</meta:generator>
  </office:meta>
</office:document-meta>
</file>